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Enforcing Sparse Measurements in Diffusion Model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</text:list-item>
              <text:list-item>
                <text:p>Implementation</text:p>
              </text:list-item>
              <text:list-item>
                <text:p>Results</text:p>
              </text:list-item>
              <text:list-item>
                <text:p>Plan for Next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Diffusion models predict unconditional distribution</text:p>
              </text:list-item>
              <text:list-item>
                <text:p>In simulations, we want to condition the results, on boundary conditions, information on governing equations etc. </text:p>
              </text:list-item>
              <text:list-item>
                <text:p><text:span text:style-name="T1">Leveraging sparse measurements for data </text:span><text:span text:style-name="T1">assimilation</text:span>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ing vs. Guid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ditioning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Guidance <text:tab/>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y Implement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 for Next Wee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6T21:59:13.790717690</meta:creation-date>
    <dc:date>2025-05-27T00:52:29.662419742</dc:date>
    <meta:editing-duration>PT19S</meta:editing-duration>
    <meta:editing-cycles>1</meta:editing-cycles>
    <meta:document-statistic meta:object-count="49"/>
    <meta:generator>LibreOffice/7.3.7.2$Linux_X86_64 LibreOffice_project/30$Build-2</meta:generator>
  </office:meta>
</office:document-meta>
</file>